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9000001E02D343E5716908783.png" manifest:media-type="image/png"/>
  <manifest:file-entry manifest:full-path="Pictures/100000010000043F0000020895BC9446E4BC7AEA.png" manifest:media-type="image/png"/>
  <manifest:file-entry manifest:full-path="Pictures/10000001000006C3000001B4F845C6FAC52F0210.png" manifest:media-type="image/png"/>
  <manifest:file-entry manifest:full-path="Pictures/10000001000004CC00000256F3561EE6F8E62B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8a31" officeooo:paragraph-rsid="00168a3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68a31" officeooo:paragraph-rsid="00168a3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85528" officeooo:paragraph-rsid="0018552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a326f" officeooo:paragraph-rsid="001a326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d2bb9" officeooo:paragraph-rsid="001d2bb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68a31" officeooo:paragraph-rsid="00168a31" fo:background-color="#ffff00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 ASSIGNMENT <text:s/>- 8</text:p>
      <text:p text:style-name="P1"/>
      <text:p text:style-name="P1"/>
      <text:p text:style-name="P2">1)</text:p>
      <text:p text:style-name="P2"/>
      <text:p text:style-name="P2"><draw:frame draw:style-name="fr1" draw:name="Image1" text:anchor-type="char" svg:width="16.434cm" svg:height="8.278cm" draw:z-index="0"><draw:image xlink:href="Pictures/10000001000004CC00000256F3561EE6F8E62BFC.png" xlink:type="simple" xlink:show="embed" xlink:actuate="onLoad" draw:mime-type="image/png"/></draw:frame><text:s text:c="125"/></text:p>
      <text:p text:style-name="P2"/>
      <text:p text:style-name="P3">2)</text:p>
      <text:p text:style-name="P3"/>
      <text:p text:style-name="P3"><text:s/><draw:frame draw:style-name="fr3" draw:name="Image2" text:anchor-type="char" svg:width="16.492cm" svg:height="7.034cm" draw:z-index="1"><draw:image xlink:href="Pictures/10000001000006C3000001B4F845C6FAC52F0210.png" xlink:type="simple" xlink:show="embed" xlink:actuate="onLoad" draw:mime-type="image/png"/></draw:frame><text:s text:c="129"/>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3)</text:p>
      <text:p text:style-name="P4"/>
      <text:p text:style-name="P4"><text:s/><draw:frame draw:style-name="fr2" draw:name="Image3" text:anchor-type="char" svg:width="17cm" svg:height="8.132cm" draw:z-index="2"><draw:image xlink:href="Pictures/100000010000043F0000020895BC9446E4BC7AEA.png" xlink:type="simple" xlink:show="embed" xlink:actuate="onLoad" draw:mime-type="image/png"/></draw:frame><text:s text:c="130"/></text:p>
      <text:p text:style-name="P4"/>
      <text:p text:style-name="P5">4)</text:p>
      <text:p text:style-name="P5"/>
      <text:p text:style-name="P5"><text:s/><draw:frame draw:style-name="fr1" draw:name="Image4" text:anchor-type="char" svg:width="16.755cm" svg:height="8.421cm" draw:z-index="3"><draw:image xlink:href="Pictures/10000001000003C9000001E02D343E5716908783.png" xlink:type="simple" xlink:show="embed" xlink:actuate="onLoad" draw:mime-type="image/png"/></draw:frame><text:s text:c="1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4:53:16.092020071</meta:creation-date>
    <dc:date>2024-03-12T15:43:56.592559370</dc:date>
    <meta:editing-duration>PT30M19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9" meta:word-count="8" meta:character-count="537" meta:non-whitespace-character-count="23"/>
  </office:meta>
</office:document-meta>
</file>